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Biolinum G" svg:font-family="'Linux Biolinum G'"/>
    <style:font-face style:name="Linux Libertine G" svg:font-family="'Linux Libertine G'"/>
    <style:font-face style:name="Meiryo" svg:font-family="Meiryo" style:font-family-generic="system" style:font-pitch="variable"/>
  </office:font-face-decls>
  <office:automatic-styles>
    <style:style style:name="P1" style:family="paragraph" style:parent-style-name="Első_20_sor_20_és_20_másfeles_20_sorköz">
      <style:text-properties officeooo:rsid="00261494" officeooo:paragraph-rsid="00261494"/>
    </style:style>
    <style:style style:name="P2" style:family="paragraph" style:parent-style-name="Első_20_sor_20_és_20_másfeles_20_sorköz">
      <style:text-properties officeooo:paragraph-rsid="002a2b98"/>
    </style:style>
    <style:style style:name="P3" style:family="paragraph" style:parent-style-name="Heading_20_2">
      <style:text-properties officeooo:rsid="0020cb17" officeooo:paragraph-rsid="002b194c"/>
    </style:style>
    <style:style style:name="P4" style:family="paragraph" style:parent-style-name="Első_20_sor_20_és_20_másfeles_20_sorköz">
      <style:text-properties officeooo:rsid="0029f5f6" officeooo:paragraph-rsid="002a2b98"/>
    </style:style>
    <style:style style:name="P5" style:family="paragraph" style:parent-style-name="Első_20_sor_20_és_20_másfeles_20_sorköz">
      <style:text-properties officeooo:rsid="002cf9bb" officeooo:paragraph-rsid="002cf9bb"/>
    </style:style>
    <style:style style:name="P6" style:family="paragraph" style:parent-style-name="Első_20_sor_20_és_20_másfeles_20_sorköz">
      <style:text-properties officeooo:rsid="002ea226" officeooo:paragraph-rsid="002ea226"/>
    </style:style>
    <style:style style:name="P7" style:family="paragraph" style:parent-style-name="Első_20_sor_20_és_20_másfeles_20_sorköz">
      <style:text-properties officeooo:rsid="002ea226" officeooo:paragraph-rsid="0037cc5c"/>
    </style:style>
    <style:style style:name="P8" style:family="paragraph" style:parent-style-name="Első_20_sor_20_és_20_másfeles_20_sorköz">
      <style:text-properties officeooo:rsid="003018d0" officeooo:paragraph-rsid="003018d0"/>
    </style:style>
    <style:style style:name="P9" style:family="paragraph" style:parent-style-name="Első_20_sor_20_és_20_másfeles_20_sorköz">
      <style:text-properties officeooo:rsid="003018d0" officeooo:paragraph-rsid="00331339"/>
    </style:style>
    <style:style style:name="P10" style:family="paragraph" style:parent-style-name="Első_20_sor_20_és_20_másfeles_20_sorköz">
      <style:text-properties officeooo:paragraph-rsid="003018d0"/>
    </style:style>
    <style:style style:name="P11" style:family="paragraph" style:parent-style-name="Első_20_sor_20_és_20_másfeles_20_sorköz">
      <style:text-properties officeooo:rsid="0032fee6" officeooo:paragraph-rsid="0032fee6"/>
    </style:style>
    <style:style style:name="P12" style:family="paragraph" style:parent-style-name="Első_20_sor_20_és_20_másfeles_20_sorköz">
      <style:text-properties officeooo:rsid="00331339" officeooo:paragraph-rsid="00331339"/>
    </style:style>
    <style:style style:name="P13" style:family="paragraph" style:parent-style-name="Első_20_sor_20_és_20_másfeles_20_sorköz">
      <style:text-properties officeooo:rsid="00338200" officeooo:paragraph-rsid="00338200"/>
    </style:style>
    <style:style style:name="P14" style:family="paragraph" style:parent-style-name="Első_20_sor_20_és_20_másfeles_20_sorköz">
      <style:text-properties officeooo:rsid="0033dc9f" officeooo:paragraph-rsid="0033dc9f"/>
    </style:style>
    <style:style style:name="P15" style:family="paragraph" style:parent-style-name="Első_20_sor_20_és_20_másfeles_20_sorköz">
      <style:text-properties officeooo:rsid="00263c6c" officeooo:paragraph-rsid="0037cc5c"/>
    </style:style>
    <style:style style:name="P16" style:family="paragraph" style:parent-style-name="Első_20_sor_20_és_20_másfeles_20_sorköz">
      <style:text-properties officeooo:rsid="0034bd88" officeooo:paragraph-rsid="0034bd88"/>
    </style:style>
    <style:style style:name="P17" style:family="paragraph" style:parent-style-name="Első_20_sor_20_és_20_másfeles_20_sorköz">
      <style:text-properties officeooo:rsid="00354626" officeooo:paragraph-rsid="0037cc5c"/>
    </style:style>
    <style:style style:name="P18" style:family="paragraph" style:parent-style-name="Első_20_sor_20_és_20_másfeles_20_sorköz">
      <style:text-properties officeooo:rsid="00362791" officeooo:paragraph-rsid="00362791"/>
    </style:style>
    <style:style style:name="P19" style:family="paragraph" style:parent-style-name="Első_20_sor_20_és_20_másfeles_20_sorköz">
      <style:text-properties officeooo:paragraph-rsid="0037cc5c"/>
    </style:style>
    <style:style style:name="P20" style:family="paragraph" style:parent-style-name="Első_20_sor_20_és_20_másfeles_20_sorköz">
      <style:text-properties officeooo:rsid="003b3b6a" officeooo:paragraph-rsid="003b3b6a"/>
    </style:style>
    <style:style style:name="P21" style:family="paragraph" style:parent-style-name="Első_20_sor_20_és_20_másfeles_20_sorköz">
      <style:text-properties officeooo:rsid="00418a58" officeooo:paragraph-rsid="00418a58"/>
    </style:style>
    <style:style style:name="P22" style:family="paragraph" style:parent-style-name="Első_20_sor_20_és_20_másfeles_20_sorköz">
      <style:text-properties officeooo:rsid="00435830" officeooo:paragraph-rsid="00435830"/>
    </style:style>
    <style:style style:name="P23" style:family="paragraph" style:parent-style-name="Első_20_sor_20_és_20_másfeles_20_sorköz">
      <style:text-properties officeooo:rsid="004551ca" officeooo:paragraph-rsid="004551ca"/>
    </style:style>
    <style:style style:name="P24" style:family="paragraph" style:parent-style-name="Footer">
      <style:paragraph-properties fo:text-align="center" style:justify-single-word="false"/>
    </style:style>
    <style:style style:name="T1" style:family="text">
      <style:text-properties officeooo:rsid="002825c3"/>
    </style:style>
    <style:style style:name="T2" style:family="text">
      <style:text-properties officeooo:rsid="0029f5f6"/>
    </style:style>
    <style:style style:name="T3" style:family="text">
      <style:text-properties officeooo:rsid="002ea226"/>
    </style:style>
    <style:style style:name="T4" style:family="text">
      <style:text-properties officeooo:rsid="003018d0"/>
    </style:style>
    <style:style style:name="T5" style:family="text">
      <style:text-properties officeooo:rsid="0031a557"/>
    </style:style>
    <style:style style:name="T6" style:family="text">
      <style:text-properties officeooo:rsid="00331339"/>
    </style:style>
    <style:style style:name="T7" style:family="text">
      <style:text-properties officeooo:rsid="0034bd88"/>
    </style:style>
    <style:style style:name="T8" style:family="text">
      <style:text-properties officeooo:rsid="00354626"/>
    </style:style>
    <style:style style:name="T9" style:family="text">
      <style:text-properties officeooo:rsid="0037cc5c"/>
    </style:style>
    <style:style style:name="T10" style:family="text">
      <style:text-properties officeooo:rsid="003c9698"/>
    </style:style>
    <style:style style:name="T11" style:family="text">
      <style:text-properties officeooo:rsid="003e6709"/>
    </style:style>
    <style:style style:name="T12" style:family="text">
      <style:text-properties officeooo:rsid="0041bc84"/>
    </style:style>
    <style:style style:name="T13" style:family="text">
      <style:text-properties officeooo:rsid="0041c471"/>
    </style:style>
    <style:style style:name="T14" style:family="text">
      <style:text-properties officeooo:rsid="004551ca"/>
    </style:style>
    <style:style style:name="T15" style:family="text">
      <style:text-properties officeooo:rsid="00460fcf"/>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sődelőrejelzés genetikus algoritmus alapján</text:p>
      <text:p text:style-name="Subtitle">- vázlat -</text:p>
      <text:p text:style-name="Subtitle">Szebenyi Bálint</text:p>
      <text:h text:style-name="Heading_20_1" text:outline-level="1">Bevezetés</text:h>
      <text:h text:style-name="Heading_20_2" text:outline-level="2">Célkitűzés</text:h>
      <text:p text:style-name="P2">A dolgozattal a célom, hogy egy olyan módszert mutassak be, és próbáljak ki, amellyel egyetemi tanulmányaim alatt épp csak érintőlegesen, egy <text:span text:style-name="T2">kiselőadás</text:span> formájában foglalkoztam. <text:span text:style-name="T2">A választott feladat keretén belül szeretném azt a kérdést körbejárni, hogy a genetikus algoritmusok mennyire alkalmasak csődelőrejelzésre, képesek-e hasonló, illetőleg jobb eredményt hozni, mint más tanult, és klasszikusnak számító módszerek.</text:span></text:p>
      <text:p text:style-name="P4">(Alapvetően ez egy meglehetősen komplex kérdés, és mind a csődelőrejelzés, mind a genetikus algoritmusok mélyreható ismerete szükséges ahhoz, hogy a közismert módszerekkel létrehozott modelleknél jobb teljesítményt érjenek el az algoritmus által előállított modellek. Én arra helyezem a hangsúlyt, hogy alkossak egy ilyen modellt, amely képes elfogadható teljesítményt nyújtani, és inkább a módszertant mutatnám be, semmint hogy a teljesítmény kerüljön a középpontba. Mivel a nemzetközi szakirodalomban voltak már próbálkozások ilyen téren, meglehetősen jó teljesítménnyel, ezért remélhető, hogy a módszer használható eredményt fog felmutatni.)</text:p>
      <text:h text:style-name="Heading_20_2" text:outline-level="2">A témaválasztás megindoklása</text:h>
      <text:p text:style-name="P5">A témával először egy vállalati pénzügy szakirányos tárgy során kerültem kapcsolatba, és itt ragadta meg a figyelmemet a problémakör.</text:p>
      <text:p text:style-name="P5">A csődelőrejelzés<text:span text:style-name="T3">t azért tartom érdekesnek, mert bár főként a múlt adatait használja fel, mégis képes arra, hogy a jövőről valamit eláruljon. Mindez pedig nem kis gazdasági jelentőségű, mert a csődnek költségei vannak. Ha az előrejelzés és a bekövetkezés költségeit szembeállítjuk, akkor intuitívan jól látszik, érdemes megpróbálni előretekinteni a jövőbe.</text:span></text:p>
      <text:p text:style-name="P6"><text:soft-page-break/>Természetesen ennek akkor van igazán jelentősége, amikor portfólióépítésről van szó. Egyedi esetben egy szakértői felmérés sokkal szélesebb körű megítélést tesz lehetővé. Nyilvánvalóan egy hitelintézet akkor szeretne egy vállalkozást finanszírozni, hogyha elfogadható kockázat mellett biztosítva látja megtérülését.</text:p>
      <text:p text:style-name="P6">A vállalatok méretének növekedésével tendenciaszerűen nő a nyújtott hitel összege, és így a kockázat. Ezért a nagyobb vállalatok, <text:span text:style-name="T4">strukturált hitelek</text:span> esetén <text:span text:style-name="T4">mindenképp az egyedi elbírálás lesz jellemző, de kisvállalkozások esetén teret nyerhetnek a „dobozos termékek”, és így a modellek használata.</text:span></text:p>
      <text:p text:style-name="P8">A módszert ugyancsak lehetséges alkalmazni olyan esetben, ahol rendelkezésre állnak adatok a sokaság reprezentációjához, és lehetséges azok alapján valamilyen mintát felfedezni. Ilyen lehet még a fent említetteken kívül egy befektetési stratégia kialakítása <text:span text:style-name="T5">olyan tőzsdén, amelyen </text:span>nagy <text:span text:style-name="T5">számosságú vállalat található. További példa lehet egy bank lakossági portfólióépítése is.</text:span></text:p>
      <text:p text:style-name="P10"><text:span text:style-name="T5">A fent említettek közül én a magyar vállalatokon szeretnék majd modellt készíteni. Emellett elsősorban az adatok elérhetősége szól.</text:span></text:p>
      <text:p text:style-name="P11">További személyes érv, amely a témaválasztást indokolja, hogy egyetemi tanulmányaim során szerettem a statisztikát, valamint érdeklődök a számítástechnika iránt is. Mindezek együtt abba az irányba mutattak, hogy érdemes ezt a témakört választanom.</text:p>
      <text:p text:style-name="P9"><text:span text:style-name="T6">A csődelőrejelzésen belül a genetikus algoritmusokra azért esett a választásom, mert érdekesnek találtam, hogy van egy olyan módszer, amely mesterséges intelligencia segítségével maga keresi meg a legjobb megoldást egy adott problémára.</text:span></text:p>
      <text:p text:style-name="P14">A mesterséges intelligencián belül is a genetikus algoritmusok az egyik új irányt képviselik a csődmodellezés technikái között. Így egy olyan módszertannal volt lehetőségem foglalkozni, amelynek sikeres alkalmazására vannak példák, de itthon nem elterjedt.</text:p>
      <text:h text:style-name="P3" text:outline-level="2">A gondolatmenet ismertetése</text:h>
      <text:p text:style-name="P14">A dolgozatot négy nagy tartalomrészre tagoltam. Az első a bevezető, amely felvezeti a dolgozat problémáját, bemutatja miről fog szólni a tartalmi rész.</text:p>
      <text:p text:style-name="P14">A második és a harmadik rész a hipotézis érdemi vizsgálatához szükséges elméleti áttekintést és a tényleges vizsgálatot tartalmazza. A második rész két nagyobb alrészre osztható: a történeti <text:soft-page-break/>áttekintésre, valamint a módszertan ismertetésére. A történeti áttekintés mind a csődelőrejelzés, mind a genetikus algoritmusok alkalmazásának előzményeit összegyűjti. <text:span text:style-name="T7">A módszertani részre is jellemző lesz ez a kettősség, egy csődmodell felépítésének általános ismertetése, valamint a genetikus algoritmusok koncepciójának, működésének, fogalmainak a leírása kap itt helyet. Ebben a részben kerül majd ismertetésre a választott technológia is.</text:span></text:p>
      <text:p text:style-name="P16">A harmadik részbe a tényleges futtatás, és annak eredményei fognak kerülni. Ebbe beletartozik az adatok gyűjtésétől, a modell <text:span text:style-name="T8">elkészítésén át,</text:span> a teljesítmény értelmezéséig a <text:span text:style-name="T8">modellépítés teljes folyamata. Azért, hogy lehetséges legyen összehasonlítani a genetikus algoritmus klasszifikációs teljesítményét egy logit modellt is készítek, amely a referencia szerepét fogja betölteni. Itt kerül sor a módszer hatékonyságának és eredményességének értékelésére is.</text:span></text:p>
      <text:p text:style-name="P18">A negyedik rész tartalmazza a <text:span text:style-name="T9">dolgozat </text:span>összefoglalás<text:span text:style-name="T9">á</text:span>t. <text:span text:style-name="T9">Ehhez kapcsolódóan itt kerülnek levonásra a következtetések, valamint a felmerülő további kutatási lehetőségeket is ide gyűjtöttem össze.</text:span></text:p>
      <text:h text:style-name="Heading_20_1" text:outline-level="1">Elméleti rész</text:h>
      <text:p text:style-name="P20">(A csődelőrejelzés elméleti áttekintésében nagy segítség, hogy erre a Vállalati Válságkezelés és Csődelőrejelzés tárgy keretében erre sor került. Azonban az újabb technológiák közül, csak a neurális hálókkal foglalkoztunk részletesebben, a support vector machines (svm)-mel, és genetikus algoritmusokkal csak érintés szintjén.)</text:p>
      <text:p text:style-name="Első_20_sor_20_és_20_másfeles_20_sorköz"><text:span text:style-name="T10">Valamennyi csődmodellt ismertető tudományos cikk Beaverrel kezdi a történeti áttekintést. </text:span><text:reference-mark-start text:name="ZOTERO_ITEM CSL_CITATION {&quot;citationID&quot;:&quot;BiwX2vFX&quot;,&quot;properties&quot;:{&quot;formattedCitation&quot;:&quot;(Beaver, 1966)&quot;,&quot;plainCitation&quot;:&quot;(Beaver, 1966)&quot;},&quot;citationItems&quot;:[{&quot;id&quot;:559,&quot;uris&quot;:[&quot;http://zotero.org/users/936072/items/CSTTX8EF&quot;],&quot;uri&quot;:[&quot;http://zotero.org/users/936072/items/CSTTX8EF&quot;],&quot;itemData&quot;:{&quot;id&quot;:559,&quot;type&quot;:&quot;article-journal&quot;,&quot;title&quot;:&quot;Financial Ratios As Predictors of Failure&quot;,&quot;container-title&quot;:&quot;Journal of Accounting Research&quot;,&quot;page&quot;:&quot;71-111&quot;,&quot;volume&quot;:&quot;4&quot;,&quot;source&quot;:&quot;JSTOR&quot;,&quot;DOI&quot;:&quot;10.2307/2490171&quot;,&quot;ISSN&quot;:&quot;0021-8456&quot;,&quot;journalAbbreviation&quot;:&quot;Journal of Accounting Research&quot;,&quot;author&quot;:[{&quot;family&quot;:&quot;Beaver&quot;,&quot;given&quot;:&quot;William H.&quot;}],&quot;issued&quot;:{&quot;date-parts&quot;:[[&quot;1966&quot;,1,1]]},&quot;accessed&quot;:{&quot;date-parts&quot;:[[&quot;2014&quot;,6,4]]}}}],&quot;schema&quot;:&quot;https://github.com/citation-style-language/schema/raw/master/csl-citation.json&quot;} RND3yQJW4T2pw"/>(Beaver, 1966)<text:reference-mark-end text:name="ZOTERO_ITEM CSL_CITATION {&quot;citationID&quot;:&quot;BiwX2vFX&quot;,&quot;properties&quot;:{&quot;formattedCitation&quot;:&quot;(Beaver, 1966)&quot;,&quot;plainCitation&quot;:&quot;(Beaver, 1966)&quot;},&quot;citationItems&quot;:[{&quot;id&quot;:559,&quot;uris&quot;:[&quot;http://zotero.org/users/936072/items/CSTTX8EF&quot;],&quot;uri&quot;:[&quot;http://zotero.org/users/936072/items/CSTTX8EF&quot;],&quot;itemData&quot;:{&quot;id&quot;:559,&quot;type&quot;:&quot;article-journal&quot;,&quot;title&quot;:&quot;Financial Ratios As Predictors of Failure&quot;,&quot;container-title&quot;:&quot;Journal of Accounting Research&quot;,&quot;page&quot;:&quot;71-111&quot;,&quot;volume&quot;:&quot;4&quot;,&quot;source&quot;:&quot;JSTOR&quot;,&quot;DOI&quot;:&quot;10.2307/2490171&quot;,&quot;ISSN&quot;:&quot;0021-8456&quot;,&quot;journalAbbreviation&quot;:&quot;Journal of Accounting Research&quot;,&quot;author&quot;:[{&quot;family&quot;:&quot;Beaver&quot;,&quot;given&quot;:&quot;William H.&quot;}],&quot;issued&quot;:{&quot;date-parts&quot;:[[&quot;1966&quot;,1,1]]},&quot;accessed&quot;:{&quot;date-parts&quot;:[[&quot;2014&quot;,6,4]]}}}],&quot;schema&quot;:&quot;https://github.com/citation-style-language/schema/raw/master/csl-citation.json&quot;} RND3yQJW4T2pw"/> <text:span text:style-name="T11">Ő volt az első, aki tudományos módszerrel nézte meg, hogy jók-e a pénzügyi mutatók csődelőrejelzésre. Ehhez páros mintavételt használt, 33 jó, és 33 rossz vállalat 30 pénzügyi mutatóját elemezte t-próbával, hogy különböznek-e a hovatartozás szerint. Az elemzés arra a következtetésre jutott, hogy volt szignifikáns eltérés. Ennek ellenére nem egyértelmű az eredmények használata, mivel volt több szignifikáns mutató is, amely egymásnak ellentmondó besorolást sugallt, de a szerző nem tért ki rá, hogy melyiket lenne érdemes használni.</text:span></text:p>
      <text:p text:style-name="Első_20_sor_20_és_20_másfeles_20_sorköz"><text:span text:style-name="T11">Ugyancsak klasszikus az első többváltozós modell, a Z-Score modell. </text:span><text:reference-mark-start text:name="ZOTERO_ITEM CSL_CITATION {&quot;citationID&quot;:&quot;Iex0QEl0&quot;,&quot;properties&quot;:{&quot;formattedCitation&quot;:&quot;(Altman, 1968)&quot;,&quot;plainCitation&quot;:&quot;(Altman, 1968)&quot;},&quot;citationItems&quot;:[{&quot;id&quot;:558,&quot;uris&quot;:[&quot;http://zotero.org/users/936072/items/AQ9GFXSS&quot;],&quot;uri&quot;:[&quot;http://zotero.org/users/936072/items/AQ9GFXSS&quot;],&quot;itemData&quot;:{&quot;id&quot;:558,&quot;type&quot;:&quot;article-journal&quot;,&quot;title&quot;:&quot;Financial Ratios, Discriminant Analysis and the Prediction of Corporate Bankruptcy&quot;,&quot;container-title&quot;:&quot;The Journal of Finance&quot;,&quot;page&quot;:&quot;589-609&quot;,&quot;volume&quot;:&quot;23&quot;,&quot;issue&quot;:&quot;4&quot;,&quot;source&quot;:&quot;JSTOR&quot;,&quot;DOI&quot;:&quot;10.2307/2978933&quot;,&quot;ISSN&quot;:&quot;0022-1082&quot;,&quot;journalAbbreviation&quot;:&quot;The Journal of Finance&quot;,&quot;author&quot;:[{&quot;family&quot;:&quot;Altman&quot;,&quot;given&quot;:&quot;Edward I.&quot;}],&quot;issued&quot;:{&quot;date-parts&quot;:[[&quot;1968&quot;,9,1]]},&quot;accessed&quot;:{&quot;date-parts&quot;:[[&quot;2014&quot;,6,4]]}}}],&quot;schema&quot;:&quot;https://github.com/citation-style-language/schema/raw/master/csl-citation.json&quot;} RNDS176EtrEYn"/><text:span text:style-name="T11">(Altman, 1968)</text:span><text:reference-mark-end text:name="ZOTERO_ITEM CSL_CITATION {&quot;citationID&quot;:&quot;Iex0QEl0&quot;,&quot;properties&quot;:{&quot;formattedCitation&quot;:&quot;(Altman, 1968)&quot;,&quot;plainCitation&quot;:&quot;(Altman, 1968)&quot;},&quot;citationItems&quot;:[{&quot;id&quot;:558,&quot;uris&quot;:[&quot;http://zotero.org/users/936072/items/AQ9GFXSS&quot;],&quot;uri&quot;:[&quot;http://zotero.org/users/936072/items/AQ9GFXSS&quot;],&quot;itemData&quot;:{&quot;id&quot;:558,&quot;type&quot;:&quot;article-journal&quot;,&quot;title&quot;:&quot;Financial Ratios, Discriminant Analysis and the Prediction of Corporate Bankruptcy&quot;,&quot;container-title&quot;:&quot;The Journal of Finance&quot;,&quot;page&quot;:&quot;589-609&quot;,&quot;volume&quot;:&quot;23&quot;,&quot;issue&quot;:&quot;4&quot;,&quot;source&quot;:&quot;JSTOR&quot;,&quot;DOI&quot;:&quot;10.2307/2978933&quot;,&quot;ISSN&quot;:&quot;0022-1082&quot;,&quot;journalAbbreviation&quot;:&quot;The Journal of Finance&quot;,&quot;author&quot;:[{&quot;family&quot;:&quot;Altman&quot;,&quot;given&quot;:&quot;Edward I.&quot;}],&quot;issued&quot;:{&quot;date-parts&quot;:[[&quot;1968&quot;,9,1]]},&quot;accessed&quot;:{&quot;date-parts&quot;:[[&quot;2014&quot;,6,4]]}}}],&quot;schema&quot;:&quot;https://github.com/citation-style-language/schema/raw/master/csl-citation.json&quot;} RNDS176EtrEYn"/><text:span text:style-name="T11"> Altman többváltozós diszkriminanciaanalízissel kereste a választ arra, hogy mely pénzügyi mutatókat érdemes szerepeltetni, milyen súllyal, illetve hogy hogyan kerüljenek ezek objektíven megállapításra. Öt változós modelljében minden vállalat egy értéket kap, melyet Z értéknek hív. Ez alapján az érték alapján sorolja be a vállalatokat működő és csődös kategóriákba. Modelljének hátránya, hogy </text:span><text:soft-page-break/><text:span text:style-name="T11"><draw:frame draw:style-name="fr1" draw:name="Objektum1" text:anchor-type="as-char" svg:y="-0.393cm" svg:width="2.508cm" svg:height="0.492cm" draw:z-index="0"><draw:object xlink:href="./Object 1" xlink:type="simple" xlink:show="embed" xlink:actuate="onLoad"/><draw:image xlink:href="./ObjectReplacements/Object 1" xlink:type="simple" xlink:show="embed" xlink:actuate="onLoad"/></draw:frame></text:span><text:span text:style-name="T11">,</text:span></text:p>
      <text:p text:style-name="P21">így nem alkalmas a csődkockázat kardinális mérésére.</text:p>
      <text:p text:style-name="Első_20_sor_20_és_20_másfeles_20_sorköz"><text:span text:style-name="T12">Zavgren is tovább lépett elődein módszertanában. </text:span><text:reference-mark-start text:name="ZOTERO_ITEM CSL_CITATION {&quot;citationID&quot;:&quot;DGNWOMYl&quot;,&quot;properties&quot;:{&quot;formattedCitation&quot;:&quot;(Zavgren, 1985)&quot;,&quot;plainCitation&quot;:&quot;(Zavgren, 1985)&quot;},&quot;citationItems&quot;:[{&quot;id&quot;:560,&quot;uris&quot;:[&quot;http://zotero.org/users/936072/items/EB5HPCVI&quot;],&quot;uri&quot;:[&quot;http://zotero.org/users/936072/items/EB5HPCVI&quot;],&quot;itemData&quot;:{&quot;id&quot;:560,&quot;type&quot;:&quot;article-journal&quot;,&quot;title&quot;:&quot;Assessing the Vulnerability to Failure of American Industrial Firms: A Logistic Analysis&quot;,&quot;container-title&quot;:&quot;Journal of Business Finance &amp; Accounting&quot;,&quot;page&quot;:&quot;19-45&quot;,&quot;volume&quot;:&quot;12&quot;,&quot;issue&quot;:&quot;1&quot;,&quot;source&quot;:&quot;EBSCOhost&quot;,&quot;abstract&quot;:&quot;The article focuses on a study which developed a bankruptcy model which enumerates the signs of financial ill health for a five year period prior to failure. Generally, conditional probability models estimate the probability of occurrence of a choice or outcome. They depend on the attribute vector of the individual and the choice or outcome set available. Although developed by a biologist, they can assay the probability of commercial failure. Conditional probability models derive the probability of a dichotomous or polytomous dependent variable by using coefficients on the independent variables. These coefficients can be interpreted as the effect of a unit change in an independent variable on the probability of the dependent variable. A cumulative probability distribution is necessary to constrain the predicted values within the acceptable [0, 1] limiting values of probability distributions. If the logistic function is used this constitutes the logit model. Deciding between discriminant analysis or a conditional probability model depends largely on the intended use.&quot;,&quot;ISSN&quot;:&quot;0306686X&quot;,&quot;shortTitle&quot;:&quot;Assessing the Vulnerability to Failure of American Industrial Firms&quot;,&quot;journalAbbreviation&quot;:&quot;Journal of Business Finance &amp; Accounting&quot;,&quot;author&quot;:[{&quot;family&quot;:&quot;Zavgren&quot;,&quot;given&quot;:&quot;Christine V.&quot;}],&quot;issued&quot;:{&quot;date-parts&quot;:[[&quot;1985&quot;]],&quot;season&quot;:&quot;Spring&quot;},&quot;accessed&quot;:{&quot;date-parts&quot;:[[&quot;2014&quot;,6,4]]}}}],&quot;schema&quot;:&quot;https://github.com/citation-style-language/schema/raw/master/csl-citation.json&quot;} RNDr8IWu3Flgy"/>(Zavgren, 1985)<text:reference-mark-end text:name="ZOTERO_ITEM CSL_CITATION {&quot;citationID&quot;:&quot;DGNWOMYl&quot;,&quot;properties&quot;:{&quot;formattedCitation&quot;:&quot;(Zavgren, 1985)&quot;,&quot;plainCitation&quot;:&quot;(Zavgren, 1985)&quot;},&quot;citationItems&quot;:[{&quot;id&quot;:560,&quot;uris&quot;:[&quot;http://zotero.org/users/936072/items/EB5HPCVI&quot;],&quot;uri&quot;:[&quot;http://zotero.org/users/936072/items/EB5HPCVI&quot;],&quot;itemData&quot;:{&quot;id&quot;:560,&quot;type&quot;:&quot;article-journal&quot;,&quot;title&quot;:&quot;Assessing the Vulnerability to Failure of American Industrial Firms: A Logistic Analysis&quot;,&quot;container-title&quot;:&quot;Journal of Business Finance &amp; Accounting&quot;,&quot;page&quot;:&quot;19-45&quot;,&quot;volume&quot;:&quot;12&quot;,&quot;issue&quot;:&quot;1&quot;,&quot;source&quot;:&quot;EBSCOhost&quot;,&quot;abstract&quot;:&quot;The article focuses on a study which developed a bankruptcy model which enumerates the signs of financial ill health for a five year period prior to failure. Generally, conditional probability models estimate the probability of occurrence of a choice or outcome. They depend on the attribute vector of the individual and the choice or outcome set available. Although developed by a biologist, they can assay the probability of commercial failure. Conditional probability models derive the probability of a dichotomous or polytomous dependent variable by using coefficients on the independent variables. These coefficients can be interpreted as the effect of a unit change in an independent variable on the probability of the dependent variable. A cumulative probability distribution is necessary to constrain the predicted values within the acceptable [0, 1] limiting values of probability distributions. If the logistic function is used this constitutes the logit model. Deciding between discriminant analysis or a conditional probability model depends largely on the intended use.&quot;,&quot;ISSN&quot;:&quot;0306686X&quot;,&quot;shortTitle&quot;:&quot;Assessing the Vulnerability to Failure of American Industrial Firms&quot;,&quot;journalAbbreviation&quot;:&quot;Journal of Business Finance &amp; Accounting&quot;,&quot;author&quot;:[{&quot;family&quot;:&quot;Zavgren&quot;,&quot;given&quot;:&quot;Christine V.&quot;}],&quot;issued&quot;:{&quot;date-parts&quot;:[[&quot;1985&quot;]],&quot;season&quot;:&quot;Spring&quot;},&quot;accessed&quot;:{&quot;date-parts&quot;:[[&quot;2014&quot;,6,4]]}}}],&quot;schema&quot;:&quot;https://github.com/citation-style-language/schema/raw/master/csl-citation.json&quot;} RNDr8IWu3Flgy"/> <text:span text:style-name="T13">A többváltozós diszkriminanciaanalízis előfeltevéseit nem hagyta figyelmen kívül, mint tette azt szándékosan Altaman, helyette új módszert javasolt. Ez a módszer a logit, amely nem él annyi kikötéssel a változókra, mint a többváltozós diszkriminanciaanalízis. A klasszifikációhoz, vagyis a működő/csődös besoroláshoz szükséges cut value-t úgy állapítja meg, hogy a félresorolások száma legyen minimális.</text:span></text:p>
      <text:p text:style-name="P22">A logit esetén használt cut value-t a valóságban nem így állapítják meg, annak meghatározására számos módszer létezik, hogy figyelembe vegyék az első- és másodfajú hiba költségeit. YYY Idézet.</text:p>
      <text:p text:style-name="P23">A fent kiemelt módszerekre irányuló műveken kívül meglehetősen sok irányban történtek kutatások a csődelőrejelzésben, olyannyira, hogy a modellépítés egyes fázisainak külön-külön irodalma alakult ki. Példák a teljesség igénye nélkül:</text:p>
      <text:p text:style-name="P23">Adatgyűjtés</text:p>
      <text:p text:style-name="P23">Adatelőkészítés: Kristóf Tamás, Virág Miklós</text:p>
      <text:p text:style-name="Első_20_sor_20_és_20_másfeles_20_sorköz"><text:span text:style-name="T14">Iparági hovatartozás: Az egyes mutatók már az iparági sajátosságok miatt is eltérnek, ezért célszerű az iparági átlaghoz képest relatíve vizsgálni azokat. </text:span><text:reference-mark-start text:name="ZOTERO_ITEM CSL_CITATION {&quot;citationID&quot;:&quot;LSlG3p88&quot;,&quot;properties&quot;:{&quot;formattedCitation&quot;:&quot;(Platt et al., 1990)&quot;,&quot;plainCitation&quot;:&quot;(Platt et al., 1990)&quot;},&quot;citationItems&quot;:[{&quot;id&quot;:568,&quot;uris&quot;:[&quot;http://zotero.org/users/936072/items/2GVU9DW4&quot;],&quot;uri&quot;:[&quot;http://zotero.org/users/936072/items/2GVU9DW4&quot;],&quot;itemData&quot;:{&quot;id&quot;:568,&quot;type&quot;:&quot;article-journal&quot;,&quot;title&quot;:&quot;Development of a Class of Stable Predictive Variables: The Case of Bankruptcy Prediction&quot;,&quot;container-title&quot;:&quot;Journal of Business Finance &amp; Accounting&quot;,&quot;page&quot;:&quot;31-51&quot;,&quot;volume&quot;:&quot;17&quot;,&quot;issue&quot;:&quot;1&quot;,&quot;source&quot;:&quot;EBSCOhost&quot;,&quot;abstract&quot;:&quot;This article examines the effects of industry-relative financial and operating ratios and the change in industry output on the likelihood of corporate failure. Industry-relative ratios are believed to offer several advantages over unadjusted ratios when used to predict corporate failure. First, within a time period, industry-relative ratios measure all companies on the same scale, regardless of industry. Second, across time periods, industry-relative ratios should be more stable, thus yielding more accurate forecasts of financial status. The empirical results indicated that models built with industry-relative ratios correctly classified a greater percentage of the sample, both overall and within both subgroups. These classification rates were stable over time, as shown by relatively similar ex post and ex ante results. Furthermore, the results suggested that industry effects on corporate failure were significant. The model containing variables that measured the change in industry output outperformed the one excluding those variables. Finally, industry growth appeared to impact the effects of two key financial variables contained in the model. Both the effects of cash-flow to sales and total debt to total assets were found to be conditioned upon the growth (or decline) of a company's industry.&quot;,&quot;ISSN&quot;:&quot;0306686X&quot;,&quot;shortTitle&quot;:&quot;Development of a Class of Stable Predictive Variables&quot;,&quot;journalAbbreviation&quot;:&quot;Journal of Business Finance &amp; Accounting&quot;,&quot;author&quot;:[{&quot;family&quot;:&quot;Platt&quot;,&quot;given&quot;:&quot;Harlan D.&quot;},{&quot;family&quot;:&quot;Platt&quot;,&quot;given&quot;:&quot;Marjorie B.&quot;}],&quot;issued&quot;:{&quot;date-parts&quot;:[[&quot;1990&quot;]],&quot;season&quot;:&quot;Spring&quot;},&quot;accessed&quot;:{&quot;date-parts&quot;:[[&quot;2014&quot;,6,4]]}}}],&quot;schema&quot;:&quot;https://github.com/citation-style-language/schema/raw/master/csl-citation.json&quot;} RND80lNolOolt"/>(Platt et al., 1990)<text:reference-mark-end text:name="ZOTERO_ITEM CSL_CITATION {&quot;citationID&quot;:&quot;LSlG3p88&quot;,&quot;properties&quot;:{&quot;formattedCitation&quot;:&quot;(Platt et al., 1990)&quot;,&quot;plainCitation&quot;:&quot;(Platt et al., 1990)&quot;},&quot;citationItems&quot;:[{&quot;id&quot;:568,&quot;uris&quot;:[&quot;http://zotero.org/users/936072/items/2GVU9DW4&quot;],&quot;uri&quot;:[&quot;http://zotero.org/users/936072/items/2GVU9DW4&quot;],&quot;itemData&quot;:{&quot;id&quot;:568,&quot;type&quot;:&quot;article-journal&quot;,&quot;title&quot;:&quot;Development of a Class of Stable Predictive Variables: The Case of Bankruptcy Prediction&quot;,&quot;container-title&quot;:&quot;Journal of Business Finance &amp; Accounting&quot;,&quot;page&quot;:&quot;31-51&quot;,&quot;volume&quot;:&quot;17&quot;,&quot;issue&quot;:&quot;1&quot;,&quot;source&quot;:&quot;EBSCOhost&quot;,&quot;abstract&quot;:&quot;This article examines the effects of industry-relative financial and operating ratios and the change in industry output on the likelihood of corporate failure. Industry-relative ratios are believed to offer several advantages over unadjusted ratios when used to predict corporate failure. First, within a time period, industry-relative ratios measure all companies on the same scale, regardless of industry. Second, across time periods, industry-relative ratios should be more stable, thus yielding more accurate forecasts of financial status. The empirical results indicated that models built with industry-relative ratios correctly classified a greater percentage of the sample, both overall and within both subgroups. These classification rates were stable over time, as shown by relatively similar ex post and ex ante results. Furthermore, the results suggested that industry effects on corporate failure were significant. The model containing variables that measured the change in industry output outperformed the one excluding those variables. Finally, industry growth appeared to impact the effects of two key financial variables contained in the model. Both the effects of cash-flow to sales and total debt to total assets were found to be conditioned upon the growth (or decline) of a company's industry.&quot;,&quot;ISSN&quot;:&quot;0306686X&quot;,&quot;shortTitle&quot;:&quot;Development of a Class of Stable Predictive Variables&quot;,&quot;journalAbbreviation&quot;:&quot;Journal of Business Finance &amp; Accounting&quot;,&quot;author&quot;:[{&quot;family&quot;:&quot;Platt&quot;,&quot;given&quot;:&quot;Harlan D.&quot;},{&quot;family&quot;:&quot;Platt&quot;,&quot;given&quot;:&quot;Marjorie B.&quot;}],&quot;issued&quot;:{&quot;date-parts&quot;:[[&quot;1990&quot;]],&quot;season&quot;:&quot;Spring&quot;},&quot;accessed&quot;:{&quot;date-parts&quot;:[[&quot;2014&quot;,6,4]]}}}],&quot;schema&quot;:&quot;https://github.com/citation-style-language/schema/raw/master/csl-citation.json&quot;} RND80lNolOolt"/> </text:p>
      <text:p text:style-name="P23">Adattömörítés</text:p>
      <text:p text:style-name="P23">Kategorizálás</text:p>
      <text:p text:style-name="P23">Módszerek (2 nagy irány van)</text:p>
      <text:p text:style-name="P23"/>
      <text:p text:style-name="P23">Megbízhatóság-vizsgálat</text:p>
      <text:p text:style-name="P23"/>
      <text:p text:style-name="P23"/>
      <text:p text:style-name="P17">Miért készítek logitm odellt? Gyorsan megvan referenciának</text:p>
      <text:p text:style-name="P19">Miért érdekes számomra?</text:p>
      <text:p text:style-name="P19">Miért lehet érdekes más számára?</text:p>
      <text:p text:style-name="P19"><text:soft-page-break/>Mennyire közismert?</text:p>
      <text:p text:style-name="P19">Milyen szinten ismerem a problémát? (Előzmények, tanulmányok, olvasmányélmények, tapasztalatok)</text:p>
      <text:p text:style-name="P15">Hogyan tudhatnék meg többet a problémáról?</text:p>
      <text:p text:style-name="P19">A dolgozat<text:span text:style-name="T1">tal a csődelőrejelzésnek a gépi intelligencia </text:span></text:p>
      <text:p text:style-name="P7">Foglamak: csőd, végelszámolás, felszámolás</text:p>
      <text:h text:style-name="Heading_20_2" text:outline-level="2">Történeti áttekintés</text:h>
      <text:p text:style-name="Első_20_sor_20_és_20_másfeles_20_sorköz">Eddig feldolgozott szakirodalom</text:p>
      <text:p text:style-name="Első_20_sor_20_és_20_másfeles_20_sorköz">GA háttér, kik használták, és mire.</text:p>
      <text:h text:style-name="Heading_20_2" text:outline-level="2">Módszertan</text:h>
      <text:p text:style-name="P12">GA működés</text:p>
      <text:p text:style-name="P13">Választott technológia</text:p>
      <text:h text:style-name="Heading_20_1" text:outline-level="1">Gyakorlati alkalmazás futtatással</text:h>
      <text:h text:style-name="Heading_20_1" text:outline-level="1">Összegzés</text:h>
      <text:h text:style-name="Heading_20_1" text:outline-level="1">Mellékletek</text:h>
      <text:h text:style-name="Heading_20_1" text:outline-level="1">Hivatkozásjegyzék</text:h>
      <text:p text:style-name="P1">Mi a kockázata a problémán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nux Biolinum G" svg:font-family="'Linux Biolinum G'"/>
    <style:font-face style:name="Linux Libertine G" svg:font-family="'Linux Libertine G'"/>
    <style:font-face style:name="Meiryo" svg:font-family="Meiry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nux Libertine G" fo:font-size="12pt" fo:language="hu" fo:country="HU" style:letter-kerning="true" style:font-name-asian="Meiryo" style:font-size-asian="10.5pt" style:language-asian="zh" style:country-asian="CN" style:font-name-complex="Meiryo"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nux Libertine G" fo:font-size="12pt" fo:language="hu" fo:country="HU" style:letter-kerning="true" style:font-name-asian="Meiryo" style:font-size-asian="10.5pt" style:language-asian="zh" style:country-asian="CN" style:font-name-complex="Meiryo"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nux Biolinum G" fo:font-family="'Linux Biolinum G'" fo:font-size="14pt" style:font-name-asian="Meiryo" style:font-family-asian="Meiryo" style:font-family-generic-asian="system" style:font-pitch-asian="variable" style:font-size-asian="14pt" style:font-name-complex="Meiryo" style:font-family-complex="Meiryo"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Linux Libertine G" fo:font-family="'Linux Libertine G'"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Első_20_sor_20_és_20_másfeles_20_sorköz" style:auto-update="true" style:default-outline-level="1" style:class="text" style:master-page-name="">
      <style:paragraph-properties fo:margin-top="0.423cm" fo:margin-bottom="0.212cm" style:contextual-spacing="false" style:page-number="auto"/>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Első_20_sor_20_és_20_másfeles_20_sorköz" style:default-outline-level="2" style:class="text" style:master-page-name="">
      <style:paragraph-properties fo:margin-top="0.353cm" fo:margin-bottom="0.212cm" style:contextual-spacing="false" style:page-number="auto"/>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Első_20_sor_20_és_20_másfeles_20_sorköz" style:display-name="Első sor és másfeles sorköz" style:family="paragraph" style:parent-style-name="First_20_line_20_indent" style:auto-update="true" style:class="text">
      <style:paragraph-properties fo:line-height="150%" fo:text-align="justify" style:justify-single-word="false"/>
    </style:style>
    <style:style style:name="Heading_20_3" style:display-name="Heading 3" style:family="paragraph" style:parent-style-name="Heading" style:next-style-name="Első_20_sor_20_és_20_másfeles_20_sorköz"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a"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4T15:21:34.352937114</meta:creation-date>
    <dc:date>2014-06-04T21:22:59.240504132</dc:date>
    <meta:editing-duration>PT4H23M11S</meta:editing-duration>
    <meta:editing-cycles>30</meta:editing-cycles>
    <meta:generator>LibreOffice/4.2.4.2$Linux_X86_64 LibreOffice_project/420m0$Build-2</meta:generator>
    <meta:document-statistic meta:table-count="0" meta:image-count="0" meta:object-count="1" meta:page-count="5" meta:paragraph-count="57" meta:word-count="1078" meta:character-count="8340" meta:non-whitespace-character-count="7317"/>
    <meta:user-defined meta:name="ZOTERO_PREF_1">&lt;data data-version="3" zotero-version="4.0.20"&gt;&lt;session id="D5XLz8MD"/&gt;&lt;style id="http://www.zotero.org/styles/iso690-author-date-hu" hasBibliography="1" bibliographyStyleHasBeenSet="0"/&gt;&lt;prefs&gt;&lt;pref name="fieldType" value="ReferenceMark"/&gt;&lt;pref name="sto</meta:user-defined>
    <meta:user-defined meta:name="ZOTERO_PREF_2">reReferences" value="true"/&gt;&lt;pref name="automaticJournalAbbreviations" value="true"/&gt;&lt;pref name="noteType" value="0"/&gt;&lt;/prefs&gt;&lt;/data&gt;</meta:user-defined>
  </office:meta>
</office:document-meta>
</file>

<file path=Object 1/content.xml><?xml version="1.0" encoding="utf-8"?>
<math xmlns="http://www.w3.org/1998/Math/MathML" display="block">
  <semantics>
    <mrow>
      <mrow>
        <mi>Z</mi>
        <mo stretchy="false">∈</mo>
        <mrow>
          <mtext>]</mtext>
          <mo stretchy="false">−</mo>
          <mi mathvariant="normal">∞</mi>
        </mrow>
      </mrow>
      <mi>;</mi>
      <mi mathvariant="normal">∞</mi>
      <mtext>[</mtext>
    </mrow>
    <annotation encoding="StarMath 5.0"> Z in "]" -infinity; infinity "["</annotation>
  </semantics>
</math>
</file>